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font-name="Georgia" fo:font-size="10.5pt" fo:font-weight="normal" style:font-size-asian="10.5pt" style:font-weight-asian="normal" style:font-size-complex="10.5pt" style:font-weight-complex="normal"/>
    </style:style>
    <style:style style:name="P10"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size="10.5pt" style:font-size-asian="10.5pt" style:font-size-complex="10.5pt"/>
    </style:style>
    <style:style style:name="P11"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style>
    <style:style style:name="P12" style:family="paragraph" style:parent-style-name="Standard" style:list-style-name="">
      <style:paragraph-properties fo:margin-top="0in" fo:margin-bottom="0in" fo:line-height="100%" style:text-autospace="none"/>
      <style:text-properties fo:color="#000000" fo:font-size="10.5pt" style:font-size-asian="10.5pt" style:font-size-complex="10.5pt"/>
    </style:style>
    <style:style style:name="P1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style="italic" style:text-underline-style="none" style:font-name-asian="Georgia" style:font-style-asian="italic" style:font-name-complex="Georgia" style:font-style-complex="italic"/>
    </style:style>
    <style:style style:name="T4" style:family="text">
      <style:text-properties fo:font-style="normal" style:text-underline-style="solid" style:text-underline-width="auto" style:text-underline-color="font-color" style:font-name-asian="Georgia" style:font-style-asian="normal" style:font-name-complex="Georgia" style:font-style-complex="normal"/>
    </style:style>
    <style:style style:name="T5" style:family="text">
      <style:text-properties fo:font-style="normal" style:text-underline-style="solid" style:text-underline-width="auto" style:text-underline-color="font-color" fo:font-weight="bold" style:font-name-asian="Georgia" style:font-style-asian="normal" style:font-weight-asian="bold" style:font-name-complex="Georgia" style:font-style-complex="normal" style:font-weight-complex="bold"/>
    </style:style>
    <style:style style:name="T6" style:family="text">
      <style:text-properties fo:font-style="normal" style:text-underline-style="none" style:font-name-asian="Georgia" style:font-style-asian="normal" style:font-name-complex="Georgia" style:font-style-complex="normal"/>
    </style:style>
    <style:style style:name="T7" style:family="text">
      <style:text-properties fo:font-style="normal" style:text-underline-style="none" fo:font-weight="bold" style:font-name-asian="Georgia" style:font-style-asian="normal" style:font-weight-asian="bold" style:font-name-complex="Georgia" style:font-style-complex="normal" style:font-weight-complex="bold"/>
    </style:style>
    <style:style style:name="T8" style:family="text">
      <style:text-properties style:font-name="Georgia" fo:font-style="normal" style:text-underline-style="none" style:font-name-asian="Georgia" style:font-style-asian="normal" style:font-name-complex="Georgia" style:font-style-complex="normal"/>
    </style:style>
    <style:style style:name="T9" style:family="text">
      <style:text-properties style:font-name="Georgia" fo:font-style="normal" style:text-underline-style="none" fo:font-weight="normal" style:font-name-asian="Georgia" style:font-style-asian="normal" style:font-weight-asian="normal" style:font-name-complex="Georgia" style:font-style-complex="normal" style:font-weight-complex="normal"/>
    </style:style>
    <style:style style:name="T10" style:family="text">
      <style:text-properties style:font-name="Georgia" fo:font-style="normal" style:text-underline-style="none" fo:font-weight="bold" style:font-name-asian="Georgia" style:font-style-asian="normal" style:font-weight-asian="bold" style:font-name-complex="Georgia" style:font-style-complex="normal" style:font-weight-complex="bold"/>
    </style:style>
    <style:style style:name="T11" style:family="text">
      <style:text-properties style:font-name="Georgia" fo:font-style="normal" style:text-underline-style="solid" style:text-underline-width="auto" style:text-underline-color="font-color" fo:font-weight="bold" style:font-name-asian="Georgia" style:font-style-asian="normal" style:font-weight-asian="bold" style:font-name-complex="Georgia" style:font-style-complex="normal" style:font-weight-complex="bold"/>
    </style:style>
    <style:style style:name="T12" style:family="text">
      <style:text-properties style:font-name="Georgia" fo:font-style="italic" style:text-underline-style="none" fo:font-weight="normal" style:font-name-asian="Georgia" style:font-style-asian="italic" style:font-weight-asian="normal" style:font-name-complex="Georgia" style:font-style-complex="italic" style:font-weight-complex="normal"/>
    </style:style>
    <style:style style:name="T13" style:family="text">
      <style:text-properties style:font-name="Georgia" fo:font-style="italic" style:text-underline-style="solid" style:text-underline-width="auto" style:text-underline-color="font-color" fo:font-weight="bold" style:font-name-asian="Georgia" style:font-style-asian="italic" style:font-weight-asian="bold" style:font-name-complex="Georgia" style:font-style-complex="italic" style:font-weight-complex="bold"/>
    </style:style>
    <style:style style:name="T14" style:family="text">
      <style:text-properties style:font-name="Georgia" style:text-underline-style="none" style:font-name-asian="Georgia" style:font-name-complex="Georgia"/>
    </style:style>
    <style:style style:name="T15" style:family="text">
      <style:text-properties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16" style:family="text">
      <style:text-properties fo:color="#000000" style:text-underline-style="none" style:font-name-asian="Georgia" style:font-name-complex="Georgia"/>
    </style:style>
    <style:style style:name="T17" style:family="text">
      <style:text-properties fo:color="#000000" fo:font-style="italic" style:text-underline-style="none" style:font-name-asian="Georgia" style:font-style-asian="italic" style:font-name-complex="Georgia" style:font-style-complex="italic"/>
    </style:style>
    <style:style style:name="T18" style:family="text">
      <style:text-properties fo:color="#000000" fo:font-style="normal" style:text-underline-style="none" style:font-name-asian="Georgia" style:font-style-asian="normal" style:font-name-complex="Georgia" style:font-style-complex="normal"/>
    </style:style>
    <style:style style:name="T19" style:family="text">
      <style:text-properties fo:color="#000000" fo:font-style="normal" style:text-underline-style="none" fo:font-weight="normal" style:font-name-asian="Georgia" style:font-style-asian="normal" style:font-weight-asian="normal" style:font-name-complex="Georgia" style:font-style-complex="normal" style:font-weight-complex="normal"/>
    </style:style>
    <style:style style:name="T20" style:family="text">
      <style:text-properties fo:color="#000000" fo:font-style="normal" style:text-underline-style="none" fo:font-weight="bold" style:font-name-asian="Georgia" style:font-style-asian="normal" style:font-weight-asian="bold" style:font-name-complex="Georgia" style:font-style-complex="normal" style:font-weight-complex="bold"/>
    </style:style>
    <style:style style:name="T21" style:family="text">
      <style:text-properties fo:color="#000000" fo:font-style="normal" style:text-underline-style="solid" style:text-underline-width="auto" style:text-underline-color="font-color" fo:font-weight="bold" style:font-name-asian="Georgia" style:font-style-asian="normal" style:font-weight-asian="bold" style:font-name-complex="Georgia" style:font-style-complex="normal" style:font-weight-complex="bold"/>
    </style:style>
    <style:style style:name="T22" style:family="text">
      <style:text-properties fo:color="#000000" style:font-name="Georgia" fo:font-size="10.5pt" fo:font-style="normal" style:text-underline-style="none" fo:font-weight="normal" style:font-name-asian="Georgia" style:font-size-asian="10.5pt" style:font-style-asian="normal" style:font-weight-asian="normal" style:font-name-complex="Georgia" style:font-size-complex="10.5pt" style:font-style-complex="normal" style:font-weight-complex="normal"/>
    </style:style>
    <style:style style:name="T23" style:family="text">
      <style:text-properties fo:color="#000000" style:font-name="Georgia" fo:font-size="10.5pt" fo:font-style="normal" style:text-underline-style="none" fo:font-weight="bold" style:font-name-asian="Georgia" style:font-size-asian="10.5pt" style:font-style-asian="normal" style:font-weight-asian="bold" style:font-name-complex="Georgia" style:font-size-complex="10.5pt" style:font-style-complex="normal" style:font-weight-complex="bold"/>
    </style:style>
    <style:style style:name="T24" style:family="text">
      <style:text-properties fo:color="#000000" style:font-name="Georgia" fo:font-size="10.5pt" fo:font-style="normal" style:text-underline-style="solid" style:text-underline-width="auto" style:text-underline-color="font-color" fo:font-weight="bold" style:font-name-asian="Georgia" style:font-size-asian="10.5pt" style:font-style-asian="normal" style:font-weight-asian="bold" style:font-name-complex="Georgia" style:font-size-complex="10.5pt" style:font-style-complex="normal" style:font-weight-complex="bold"/>
    </style:style>
    <style:style style:name="T25" style:family="text">
      <style:text-properties fo:color="#000000" style:font-name="Georgia" fo:font-size="11pt" fo:font-style="normal" style:text-underline-style="none" style:font-name-asian="Georgia" style:font-size-asian="11pt" style:font-style-asian="normal" style:font-name-complex="Georgia" style:font-size-complex="11pt" style:font-style-complex="normal"/>
    </style:style>
    <style:style style:name="T26" style:family="text">
      <style:text-properties fo:color="#000000"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T27" style:family="text">
      <style:text-properties fo:color="#000000" style:font-name="Georgia" fo:font-size="11pt" fo:font-style="normal" style:text-underline-style="solid" style:text-underline-width="auto" style:text-underline-color="font-color" fo:font-weight="bold" style:font-name-asian="Georgia" style:font-size-asian="11pt" style:font-style-asian="normal" style:font-weight-asian="bold" style:font-name-complex="Georgia" style:font-size-complex="11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at We Have in Christ</text:p>
      <text:p text:style-name="P1"/>
      <text:p text:style-name="P2"><text:span text:style-name="T1">Read:</text:span><text:span text:style-name="T2"> Romans 8:1-4</text:span></text:p>
      <text:p text:style-name="P3"/>
      <text:p text:style-name="P4"><text:span text:style-name="T1">Text:</text:span><text:span text:style-name="T2"> </text:span><text:span text:style-name="T16">Rom 8:1 “</text:span><text:span text:style-name="T17">There is</text:span><text:span text:style-name="T18"> therefore now no condemnation to them which are in Christ Jesus, who walk not after the flesh, but after the Spirit.”</text:span></text:p>
      <text:p text:style-name="P5"/>
      <text:h text:style-name="P4" text:outline-level="3"><text:span text:style-name="T1">Introduction:</text:span><text:span text:style-name="T2"> I've spent the past several weeks challenging you to be busy doing what God wants you to do. Today I want to encourage you with what we have and what we are in Christ. I have a reduced the list of</text:span></text:h>
      <text:h text:style-name="P7" text:outline-level="3"><text:span text:style-name="T2">21 but will have to reduce it further if I am to finish today.</text:span></text:h>
      <text:h text:style-name="P7" text:outline-level="3"><text:span text:style-name="T2"/></text:h>
      <text:p text:style-name="P8"><text:span text:style-name="T20">I.</text:span><text:span text:style-name="T19"> Romans 3:24 says that we are </text:span><text:span text:style-name="T21">redeemed</text:span><text:span text:style-name="T19"> in Christ. II Timothy 2:10 says that </text:span><text:span text:style-name="T21">salvation</text:span><text:span text:style-name="T19"> is in Christ. Acts 4:12 says: “</text:span><text:span text:style-name="T15">Neither is there salvation in any other: for there is none other name under heaven given among men, whereby we must be saved.” </text:span><text:span text:style-name="T19">There is no redemption or salvation without Christ. No other individual who has been worshiped has any ability to redeem or save anyone or anything! Aren't you glad that we have Jesus?</text:span></text:p>
      <text:p text:style-name="P12"><text:span text:style-name="T8"/></text:p>
      <text:p text:style-name="P11"><text:span text:style-name="T23">II.</text:span><text:span text:style-name="T22"> Romans 9:1 says that the </text:span><text:span text:style-name="T24">truth</text:span><text:span text:style-name="T22"> is in Christ. Jesus said: “</text:span><text:span text:style-name="T25">I am the way, the truth, and the life: no man cometh unto the Father, but by me.” We live in a day when there is an abundance of perceived truth. There is your truth, my truth, the truth of the left, the truth of the right. Of all the garbage that people are proclaiming as the truth Jesus is the only real truth and we are some of the few that are aware of it.</text:span></text:p>
      <text:p text:style-name="P11"><text:span text:style-name="T25"/></text:p>
      <text:p text:style-name="P11"><text:span text:style-name="T26">III.</text:span><text:span text:style-name="T25"> Romans 8:1 proclaims that there is </text:span><text:span text:style-name="T27">no condemnation</text:span><text:span text:style-name="T25"> in Christ. </text:span></text:p>
      <text:p text:style-name="P11"><text:span text:style-name="T25">I Corinthians 1:2 says that we're </text:span><text:span text:style-name="T27">sanctified</text:span><text:span text:style-name="T25"> in Christ. Did you know that the word sanctify and the word saint both come from the same Greek root word. You and I are set apart from sin, into Christ and therefore we have no condemnation. When God looks at us He sees the image of Jesus and not our forgiven sins. He sees a saint!</text:span></text:p>
      <text:p text:style-name="P9"><text:span text:style-name="T6"/></text:p>
      <text:p text:style-name="P9"><text:span text:style-name="T7">IV.</text:span><text:span text:style-name="T6"> II Corinthians 5:17 <text:s/>Says “if any man </text:span><text:span text:style-name="T3">be</text:span><text:span text:style-name="T6"> in Christ, </text:span><text:span text:style-name="T3">he is</text:span><text:span text:style-name="T6"> a </text:span><text:span text:style-name="T5">new creature</text:span><text:span text:style-name="T6">.” </text:span></text:p>
      <text:p text:style-name="P9"><text:span text:style-name="T6">Colossians 1:28 <text:s/>says that we are “</text:span><text:span text:style-name="T5">perfect</text:span><text:span text:style-name="T6"> in Christ Jesus.” If I were to ask for every perfect person to stand up we'd probably not have anyone stand but the Bible says you're perfect in Christ Jesus. It is because we are new creatures after our encounter with God.</text:span></text:p>
      <text:p text:style-name="P9"><text:span text:style-name="T6"/></text:p>
      <text:p text:style-name="P12"><text:span text:style-name="T10">V.</text:span><text:span text:style-name="T8"> Galatians 2:4 Tells us that we have </text:span><text:span text:style-name="T11">liberty</text:span><text:span text:style-name="T8"> in Christ. Colossians 2:5 says we have a </text:span><text:span text:style-name="T11">steadfast faith</text:span><text:span text:style-name="T8"> and I Timothy 3:13 speaks of the </text:span><text:span text:style-name="T11">bold faith</text:span><text:span text:style-name="T8"> that we have in Christ. </text:span><text:span text:style-name="T9">Ephesians 3:11 <text:s/>speaks of our </text:span><text:span text:style-name="T11">eternal purpose</text:span><text:span text:style-name="T9"> in <text:s/>Christ . Philippians 3:14 <text:s/>speaks of the </text:span><text:span text:style-name="T11">high calling of God</text:span><text:span text:style-name="T9"> in Christ Jesus. In Christ we have liberty, we have faith, we have purpose and a high calling of God. Isn't it great to be in Christ?</text:span></text:p>
      <text:p text:style-name="P10"><text:span text:style-name="T9"/></text:p>
      <text:p text:style-name="P10"><text:span text:style-name="T10">VI.</text:span><text:span text:style-name="T9"> Ephesians 2:6 says that He made </text:span><text:span text:style-name="T12">us</text:span><text:span text:style-name="T9"> sit together in </text:span><text:span text:style-name="T11">heavenly </text:span><text:span text:style-name="T13">places</text:span><text:span text:style-name="T9"> in Christ Jesus. No wonder that I Corinthians 15:31 speaks of </text:span><text:span text:style-name="T11">rejoicing</text:span><text:span text:style-name="T9"> in Christ Jesus. Paul speaks to Timothy about the </text:span><text:span text:style-name="T11">promise of life</text:span><text:span text:style-name="T9"> in Christ Jesus as well as the </text:span><text:span text:style-name="T11">faith and love</text:span><text:span text:style-name="T9"> which is in Christ Jesus. In II Timothy he challenges Timothy to be strong in the </text:span><text:span text:style-name="T11">grace</text:span><text:span text:style-name="T9"> that is in Christ Jesus. Doesn't it make you glad to know that you too are in Christ Jesus?</text:span></text:p>
      <text:p text:style-name="P12"><text:span text:style-name="T14"/></text:p>
      <text:p text:style-name="P12"><text:span text:style-name="T10">Conclude:</text:span><text:span text:style-name="T8"> Is it all right if I close on a high note? </text:span><text:span text:style-name="T9">Romans 12:5 <text:s/>So we, </text:span><text:span text:style-name="T12">being</text:span><text:span text:style-name="T9"> many, are </text:span><text:span text:style-name="T11">one body</text:span><text:span text:style-name="T9"> in Christ, and every one members one of another. As I read through the Bible I can find many other scriptures about what/who we are in Christ but it may be more than we can handle. </text:span></text:p>
      <text:p text:style-name="P12"><text:span text:style-name="T9">Go through every </text:span><text:span text:style-name="T10">bold</text:span><text:span text:style-name="T9"> word and have them stand if it applies to them.</text:span></text:p>
      <text:p text:style-name="P9"><text:span text:style-name="T6"/></text:p>
      <text:p text:style-name="P9"><text:span text:style-name="T4"/></text:p>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03-11T19:01:59.85</dc:date>
    <meta:editing-duration>PT3H44M24S</meta:editing-duration>
    <meta:generator>OpenOffice/4.1.2$Win32 OpenOffice.org_project/412m3$Build-9782</meta:generator>
    <meta:document-statistic meta:table-count="0" meta:image-count="0" meta:object-count="0" meta:page-count="1" meta:paragraph-count="15" meta:word-count="628" meta:character-count="32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